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9.342cm"/>
      <style:paragraph-properties style:writing-mode="lr-tb"/>
    </style:style>
    <style:style style:name="gr2" style:family="graphic" style:parent-style-name="standard">
      <style:graphic-properties svg:stroke-opacity="0%" draw:fill="solid" draw:fill-color="#729fcf" draw:opacity="0%" draw:textarea-horizontal-align="justify" draw:textarea-vertical-align="middle" draw:auto-grow-height="false" fo:min-height="0.385cm" fo:min-width="1.405cm" draw:shadow-opacity="0%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574cm" fo:min-width="11.26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3.574cm" fo:min-width="11.26cm" fo:wrap-option="wra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729fcf" draw:opacity="0%"/>
      <style:paragraph-properties fo:text-align="center" style:writing-mode="lr-tb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42cm" svg:height="2.54cm" svg:x="3.858cm" svg:y="18.145cm">
          <text:p text:style-name="P1">find the busiest group 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0.635cm" svg:x="8.937cm" svg:y="22.3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842cm" svg:height="2.54cm" svg:x="3.858cm" svg:y="29.47cm">
          <text:p text:style-name="P1">find the busiest queue 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0.635cm" svg:x="8.937cm" svg:y="26.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cm" svg:height="4.128cm" svg:x="10.525cm" svg:y="9.572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12.7cm" svg:height="4.128cm" svg:x="10.526cm" svg:y="21.609cm">
          <text:p text:style-name="P3">cfs_rq-&gt;avg.util_avg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9-14T09:35:29.388582181</dc:date>
    <meta:editing-duration>PT1H53M21S</meta:editing-duration>
    <meta:editing-cycles>15</meta:editing-cycles>
    <meta:generator>LibreOffice/7.3.7.2$Linux_X86_64 LibreOffice_project/30$Build-2</meta:generator>
    <meta:document-statistic meta:object-count="6"/>
  </office:meta>
</office:document-meta>
</file>